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Ampliació login</text:h>
      <text:section text:style-name="Sect1" text:name="intro">
        <text:p text:style-name="Text_20_body">Fins a 5 punts</text:p>
        <text:p text:style-name="Text_20_body"/>
        <text:p text:style-name="Text_20_body">- Incorpora la validació contra la base de dades</text:p>
        <text:p text:style-name="Text_20_body">- Incorpora alta d'usuari</text:p>
        <text:p text:style-name="Text_20_body">- Incorpora edició dades d'usuari pel propi usuari quan ha fet login</text:p>
        <text:p text:style-name="Text_20_body">- incorpora una pantalla d'administració per a un usuari concret, per exemple admin, amb el llistat de tots els usuaris. Els ha de poder editar i eliminar i evidentment crear.</text:p>
        <text:p text:style-name="Text_20_body">- Estructura això adequadament amb el que has vist a l'assignatura de maquetació html.</text:p>
        <text:p text:style-name="Text_20_body">Fins a 7 punts:</text:p>
        <text:p text:style-name="Text_20_body">Els usuaris poden tenir rols. Els que fan registre per la web, rol usuari, i l'administrador, rol admin. Aquests rols, adequadament integrats a la DB, permetran veure les pantalles d'administració ( de moment gestió d'usuaris ) o no.</text:p>
        <text:p text:style-name="Text_20_body">Fins a 10 punts:</text:p>
        <text:p text:style-name="Text_20_body">Incorpora el mecanisme de recuperació de contrasenya via email</text:p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18:30:02.164111099</meta:creation-date>
    <dc:date>2020-10-26T18:31:07.133747116</dc:date>
    <meta:editing-duration>PT1M5S</meta:editing-duration>
    <meta:editing-cycles>1</meta:editing-cycles>
    <meta:document-statistic meta:table-count="0" meta:image-count="0" meta:object-count="0" meta:page-count="1" meta:paragraph-count="11" meta:word-count="130" meta:character-count="757" meta:non-whitespace-character-count="638"/>
    <meta:generator>LibreOffice/6.4.6.2$Linux_X86_64 LibreOffice_project/40$Build-2</meta:generator>
  </office:meta>
</office:document-meta>
</file>